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35:40</text:p>
          </table:table-cell>
          <table:table-cell office:value-type="float" office:value="0.0003705" calcext:value-type="float">
            <text:p>0.0003705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1827" calcext:value-type="float">
            <text:p>0.1931827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55676996707916" calcext:value-type="float">
            <text:p>1.55676996707916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1.6546533703804" calcext:value-type="float">
            <text:p>1.6546533703804</text:p>
          </table:table-cell>
          <table:table-cell office:value-type="float" office:value="0.264783731009811" calcext:value-type="float">
            <text:p>0.264783731009811</text:p>
          </table:table-cell>
          <table:table-cell office:value-type="float" office:value="0.599697544965112" calcext:value-type="float">
            <text:p>0.599697544965112</text:p>
          </table:table-cell>
          <table:table-cell office:value-type="float" office:value="0.310848873667419" calcext:value-type="float">
            <text:p>0.310848873667419</text:p>
          </table:table-cell>
          <table:table-cell office:value-type="float" office:value="0.218718588352203" calcext:value-type="float">
            <text:p>0.218718588352203</text:p>
          </table:table-cell>
          <table:table-cell office:value-type="float" office:value="0.0921302853152156" calcext:value-type="float">
            <text:p>0.0921302853152156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5:52</text:p>
          </table:table-cell>
          <table:table-cell office:value-type="float" office:value="-0.0003616" calcext:value-type="float">
            <text:p>-0.0003616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4491" calcext:value-type="float">
            <text:p>0.1934491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63928663730621" calcext:value-type="float">
            <text:p>1.63928663730621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1.73635003715754" calcext:value-type="float">
            <text:p>1.73635003715754</text:p>
          </table:table-cell>
          <table:table-cell office:value-type="float" office:value="0.281429749540985" calcext:value-type="float">
            <text:p>0.281429749540985</text:p>
          </table:table-cell>
          <table:table-cell office:value-type="float" office:value="0.631783610626741" calcext:value-type="float">
            <text:p>0.631783610626741</text:p>
          </table:table-cell>
          <table:table-cell office:value-type="float" office:value="0.259270891919732" calcext:value-type="float">
            <text:p>0.259270891919732</text:p>
          </table:table-cell>
          <table:table-cell office:value-type="float" office:value="0.303588607162237" calcext:value-type="float">
            <text:p>0.303588607162237</text:p>
          </table:table-cell>
          <table:table-cell office:value-type="float" office:value="0.0443177152425051" calcext:value-type="float">
            <text:p>0.0443177152425051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6:04</text:p>
          </table:table-cell>
          <table:table-cell office:value-type="float" office:value="-0.0009592" calcext:value-type="float">
            <text:p>-0.0009592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469" calcext:value-type="float">
            <text:p>0.1938469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91316664218903" calcext:value-type="float">
            <text:p>1.91316664218903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2.01064004004002" calcext:value-type="float">
            <text:p>2.01064004004002</text:p>
          </table:table-cell>
          <table:table-cell office:value-type="float" office:value="0.279666740447283" calcext:value-type="float">
            <text:p>0.279666740447283</text:p>
          </table:table-cell>
          <table:table-cell office:value-type="float" office:value="0.659268258128424" calcext:value-type="float">
            <text:p>0.659268258128424</text:p>
          </table:table-cell>
          <table:table-cell office:value-type="float" office:value="0.201132871955633" calcext:value-type="float">
            <text:p>0.201132871955633</text:p>
          </table:table-cell>
          <table:table-cell office:value-type="float" office:value="0.358200608938932" calcext:value-type="float">
            <text:p>0.358200608938932</text:p>
          </table:table-cell>
          <table:table-cell office:value-type="float" office:value="0.157067736983299" calcext:value-type="float">
            <text:p>0.15706773698329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6:17</text:p>
          </table:table-cell>
          <table:table-cell office:value-type="float" office:value="-0.0015059" calcext:value-type="float">
            <text:p>-0.0015059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3026" calcext:value-type="float">
            <text:p>0.1943026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26289653778076" calcext:value-type="float">
            <text:p>2.26289653778076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2.35995993763208" calcext:value-type="float">
            <text:p>2.35995993763208</text:p>
          </table:table-cell>
          <table:table-cell office:value-type="float" office:value="0.291433734819293" calcext:value-type="float">
            <text:p>0.291433734819293</text:p>
          </table:table-cell>
          <table:table-cell office:value-type="float" office:value="0.737881795516514" calcext:value-type="float">
            <text:p>0.737881795516514</text:p>
          </table:table-cell>
          <table:table-cell office:value-type="float" office:value="0.155130882188678" calcext:value-type="float">
            <text:p>0.155130882188678</text:p>
          </table:table-cell>
          <table:table-cell office:value-type="float" office:value="0.427736587449908" calcext:value-type="float">
            <text:p>0.427736587449908</text:p>
          </table:table-cell>
          <table:table-cell office:value-type="float" office:value="0.272605705261231" calcext:value-type="float">
            <text:p>0.272605705261231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6:30</text:p>
          </table:table-cell>
          <table:table-cell office:value-type="float" office:value="-0.0018933" calcext:value-type="float">
            <text:p>-0.0018933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92" calcext:value-type="float">
            <text:p>0.19492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51750659942627" calcext:value-type="float">
            <text:p>2.51750659942627</text:p>
          </table:table-cell>
          <table:table-cell office:value-type="float" office:value="-0.0962433964014053" calcext:value-type="float">
            <text:p>-0.0962433964014053</text:p>
          </table:table-cell>
          <table:table-cell office:value-type="float" office:value="2.61374999582767" calcext:value-type="float">
            <text:p>2.61374999582767</text:p>
          </table:table-cell>
          <table:table-cell office:value-type="float" office:value="0.299059738405049" calcext:value-type="float">
            <text:p>0.299059738405049</text:p>
          </table:table-cell>
          <table:table-cell office:value-type="float" office:value="0.804803347341868" calcext:value-type="float">
            <text:p>0.804803347341868</text:p>
          </table:table-cell>
          <table:table-cell office:value-type="float" office:value="0.119624876230955" calcext:value-type="float">
            <text:p>0.119624876230955</text:p>
          </table:table-cell>
          <table:table-cell office:value-type="float" office:value="0.478494600579143" calcext:value-type="float">
            <text:p>0.478494600579143</text:p>
          </table:table-cell>
          <table:table-cell office:value-type="float" office:value="0.358869724348187" calcext:value-type="float">
            <text:p>0.358869724348187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6:42</text:p>
          </table:table-cell>
          <table:table-cell office:value-type="float" office:value="-0.0021364" calcext:value-type="float">
            <text:p>-0.0021364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6699" calcext:value-type="float">
            <text:p>0.1956699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61590671539307" calcext:value-type="float">
            <text:p>2.61590671539307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71379011869431" calcext:value-type="float">
            <text:p>2.71379011869431</text:p>
          </table:table-cell>
          <table:table-cell office:value-type="float" office:value="0.295246750302613" calcext:value-type="float">
            <text:p>0.295246750302613</text:p>
          </table:table-cell>
          <table:table-cell office:value-type="float" office:value="0.831263911457901" calcext:value-type="float">
            <text:p>0.831263911457901</text:p>
          </table:table-cell>
          <table:table-cell office:value-type="float" office:value="0.0933848783373833" calcext:value-type="float">
            <text:p>0.0933848783373833</text:p>
          </table:table-cell>
          <table:table-cell office:value-type="float" office:value="0.497108622267842" calcext:value-type="float">
            <text:p>0.497108622267842</text:p>
          </table:table-cell>
          <table:table-cell office:value-type="float" office:value="0.403723743930459" calcext:value-type="float">
            <text:p>0.403723743930459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6:55</text:p>
          </table:table-cell>
          <table:table-cell office:value-type="float" office:value="-0.0022839" calcext:value-type="float">
            <text:p>-0.0022839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5237" calcext:value-type="float">
            <text:p>0.1965237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46912670135498" calcext:value-type="float">
            <text:p>2.46912670135498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56701010465622" calcext:value-type="float">
            <text:p>2.56701010465622</text:p>
          </table:table-cell>
          <table:table-cell office:value-type="float" office:value="0.268473750818521" calcext:value-type="float">
            <text:p>0.268473750818521</text:p>
          </table:table-cell>
          <table:table-cell office:value-type="float" office:value="0.784023542253872" calcext:value-type="float">
            <text:p>0.784023542253872</text:p>
          </table:table-cell>
          <table:table-cell office:value-type="float" office:value="0.0703428823500872" calcext:value-type="float">
            <text:p>0.0703428823500872</text:p>
          </table:table-cell>
          <table:table-cell office:value-type="float" office:value="0.466604619286954" calcext:value-type="float">
            <text:p>0.466604619286954</text:p>
          </table:table-cell>
          <table:table-cell office:value-type="float" office:value="0.396261736936867" calcext:value-type="float">
            <text:p>0.396261736936867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7:07</text:p>
          </table:table-cell>
          <table:table-cell office:value-type="float" office:value="-0.002421" calcext:value-type="float">
            <text:p>-0.002421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3887" calcext:value-type="float">
            <text:p>0.1973887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2.43017649650574" calcext:value-type="float">
            <text:p>2.43017649650574</text:p>
          </table:table-cell>
          <table:table-cell office:value-type="float" office:value="-0.0966534018516541" calcext:value-type="float">
            <text:p>-0.0966534018516541</text:p>
          </table:table-cell>
          <table:table-cell office:value-type="float" office:value="2.52682989835739" calcext:value-type="float">
            <text:p>2.52682989835739</text:p>
          </table:table-cell>
          <table:table-cell office:value-type="float" office:value="0.256829728931189" calcext:value-type="float">
            <text:p>0.256829728931189</text:p>
          </table:table-cell>
          <table:table-cell office:value-type="float" office:value="0.771135688837725" calcext:value-type="float">
            <text:p>0.771135688837725</text:p>
          </table:table-cell>
          <table:table-cell office:value-type="float" office:value="0.0545168787240982" calcext:value-type="float">
            <text:p>0.0545168787240982</text:p>
          </table:table-cell>
          <table:table-cell office:value-type="float" office:value="0.459142579138279" calcext:value-type="float">
            <text:p>0.459142579138279</text:p>
          </table:table-cell>
          <table:table-cell office:value-type="float" office:value="0.404625700414181" calcext:value-type="float">
            <text:p>0.40462570041418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7:19</text:p>
          </table:table-cell>
          <table:table-cell office:value-type="float" office:value="-0.0023458" calcext:value-type="float">
            <text:p>-0.0023458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463" calcext:value-type="float">
            <text:p>0.198463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1.92136657238007" calcext:value-type="float">
            <text:p>1.92136657238007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2.01883997023106" calcext:value-type="float">
            <text:p>2.01883997023106</text:p>
          </table:table-cell>
          <table:table-cell office:value-type="float" office:value="0.202258737804368" calcext:value-type="float">
            <text:p>0.202258737804368</text:p>
          </table:table-cell>
          <table:table-cell office:value-type="float" office:value="0.611929703439127" calcext:value-type="float">
            <text:p>0.611929703439127</text:p>
          </table:table-cell>
          <table:table-cell office:value-type="float" office:value="0.04746488109231" calcext:value-type="float">
            <text:p>0.04746488109231</text:p>
          </table:table-cell>
          <table:table-cell office:value-type="float" office:value="0.357052594516426" calcext:value-type="float">
            <text:p>0.357052594516426</text:p>
          </table:table-cell>
          <table:table-cell office:value-type="float" office:value="0.309587713424116" calcext:value-type="float">
            <text:p>0.309587713424116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7:32</text:p>
          </table:table-cell>
          <table:table-cell office:value-type="float" office:value="0.0009648" calcext:value-type="float">
            <text:p>0.0009648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946" calcext:value-type="float">
            <text:p>0.1927946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2.04672002792358" calcext:value-type="float">
            <text:p>2.04672002792358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2.14378342777491" calcext:value-type="float">
            <text:p>2.14378342777491</text:p>
          </table:table-cell>
          <table:table-cell office:value-type="float" office:value="0.299469747720286" calcext:value-type="float">
            <text:p>0.299469747720286</text:p>
          </table:table-cell>
          <table:table-cell office:value-type="float" office:value="0.704232491848333" calcext:value-type="float">
            <text:p>0.704232491848333</text:p>
          </table:table-cell>
          <table:table-cell office:value-type="float" office:value="0.409248885698617" calcext:value-type="float">
            <text:p>0.409248885698617</text:p>
          </table:table-cell>
          <table:table-cell office:value-type="float" office:value="0.189690609741956" calcext:value-type="float">
            <text:p>0.189690609741956</text:p>
          </table:table-cell>
          <table:table-cell office:value-type="float" office:value="0.21955827595666" calcext:value-type="float">
            <text:p>0.21955827595666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7:44</text:p>
          </table:table-cell>
          <table:table-cell office:value-type="float" office:value="0.0014719" calcext:value-type="float">
            <text:p>0.0014719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2827" calcext:value-type="float">
            <text:p>0.1922827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2.21768999099731" calcext:value-type="float">
            <text:p>2.21768999099731</text:p>
          </table:table-cell>
          <table:table-cell office:value-type="float" office:value="-0.0982934013009071" calcext:value-type="float">
            <text:p>-0.0982934013009071</text:p>
          </table:table-cell>
          <table:table-cell office:value-type="float" office:value="2.31598339229822" calcext:value-type="float">
            <text:p>2.31598339229822</text:p>
          </table:table-cell>
          <table:table-cell office:value-type="float" office:value="0.28667773976922" calcext:value-type="float">
            <text:p>0.28667773976922</text:p>
          </table:table-cell>
          <table:table-cell office:value-type="float" office:value="0.725352500798961" calcext:value-type="float">
            <text:p>0.725352500798961</text:p>
          </table:table-cell>
          <table:table-cell office:value-type="float" office:value="0.442786878161132" calcext:value-type="float">
            <text:p>0.442786878161132</text:p>
          </table:table-cell>
          <table:table-cell office:value-type="float" office:value="0.130568601377308" calcext:value-type="float">
            <text:p>0.130568601377308</text:p>
          </table:table-cell>
          <table:table-cell office:value-type="float" office:value="0.312218276783824" calcext:value-type="float">
            <text:p>0.312218276783824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7:57</text:p>
          </table:table-cell>
          <table:table-cell office:value-type="float" office:value="0.0018238" calcext:value-type="float">
            <text:p>0.0018238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6303" calcext:value-type="float">
            <text:p>0.1916303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2.31322002410889" calcext:value-type="float">
            <text:p>2.31322002410889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2.41069342195988" calcext:value-type="float">
            <text:p>2.41069342195988</text:p>
          </table:table-cell>
          <table:table-cell office:value-type="float" office:value="0.276304741157219" calcext:value-type="float">
            <text:p>0.276304741157219</text:p>
          </table:table-cell>
          <table:table-cell office:value-type="float" office:value="0.742526833284845" calcext:value-type="float">
            <text:p>0.742526833284845</text:p>
          </table:table-cell>
          <table:table-cell office:value-type="float" office:value="0.460744885355234" calcext:value-type="float">
            <text:p>0.460744885355234</text:p>
          </table:table-cell>
          <table:table-cell office:value-type="float" office:value="0.0918645969592035" calcext:value-type="float">
            <text:p>0.0918645969592035</text:p>
          </table:table-cell>
          <table:table-cell office:value-type="float" office:value="0.368880288396031" calcext:value-type="float">
            <text:p>0.368880288396031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8:09</text:p>
          </table:table-cell>
          <table:table-cell office:value-type="float" office:value="0.0020327" calcext:value-type="float">
            <text:p>0.0020327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8388" calcext:value-type="float">
            <text:p>0.1908388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2.24229001998901" calcext:value-type="float">
            <text:p>2.24229001998901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34017342329025" calcext:value-type="float">
            <text:p>2.34017342329025</text:p>
          </table:table-cell>
          <table:table-cell office:value-type="float" office:value="0.254984740237705" calcext:value-type="float">
            <text:p>0.254984740237705</text:p>
          </table:table-cell>
          <table:table-cell office:value-type="float" office:value="0.715726633567082" calcext:value-type="float">
            <text:p>0.715726633567082</text:p>
          </table:table-cell>
          <table:table-cell office:value-type="float" office:value="0.446066884323955" calcext:value-type="float">
            <text:p>0.446066884323955</text:p>
          </table:table-cell>
          <table:table-cell office:value-type="float" office:value="0.0639025961514562" calcext:value-type="float">
            <text:p>0.0639025961514562</text:p>
          </table:table-cell>
          <table:table-cell office:value-type="float" office:value="0.382164288172498" calcext:value-type="float">
            <text:p>0.382164288172498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8:22</text:p>
          </table:table-cell>
          <table:table-cell office:value-type="float" office:value="0.0021673" calcext:value-type="float">
            <text:p>0.0021673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899797" calcext:value-type="float">
            <text:p>0.1899797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2.04507994651794" calcext:value-type="float">
            <text:p>2.04507994651794</text:p>
          </table:table-cell>
          <table:table-cell office:value-type="float" office:value="-0.0991133973002434" calcext:value-type="float">
            <text:p>-0.0991133973002434</text:p>
          </table:table-cell>
          <table:table-cell office:value-type="float" office:value="2.14419334381819" calcext:value-type="float">
            <text:p>2.14419334381819</text:p>
          </table:table-cell>
          <table:table-cell office:value-type="float" office:value="0.223865735298023" calcext:value-type="float">
            <text:p>0.223865735298023</text:p>
          </table:table-cell>
          <table:table-cell office:value-type="float" office:value="0.652183938048763" calcext:value-type="float">
            <text:p>0.652183938048763</text:p>
          </table:table-cell>
          <table:table-cell office:value-type="float" office:value="0.405722869560123" calcext:value-type="float">
            <text:p>0.405722869560123</text:p>
          </table:table-cell>
          <table:table-cell office:value-type="float" office:value="0.0420086010359228" calcext:value-type="float">
            <text:p>0.0420086010359228</text:p>
          </table:table-cell>
          <table:table-cell office:value-type="float" office:value="0.3637142685242" calcext:value-type="float">
            <text:p>0.363714268524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8:34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9434" calcext:value-type="float">
            <text:p>0.1889434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72240996360779" calcext:value-type="float">
            <text:p>1.72240996360779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1.82193336635828" calcext:value-type="float">
            <text:p>1.82193336635828</text:p>
          </table:table-cell>
          <table:table-cell office:value-type="float" office:value="0.186473736912012" calcext:value-type="float">
            <text:p>0.186473736912012</text:p>
          </table:table-cell>
          <table:table-cell office:value-type="float" office:value="0.551376869276554" calcext:value-type="float">
            <text:p>0.551376869276554</text:p>
          </table:table-cell>
          <table:table-cell office:value-type="float" office:value="0.340696872770786" calcext:value-type="float">
            <text:p>0.340696872770786</text:p>
          </table:table-cell>
          <table:table-cell office:value-type="float" office:value="0.0322506010532379" calcext:value-type="float">
            <text:p>0.0322506010532379</text:p>
          </table:table-cell>
          <table:table-cell office:value-type="float" office:value="0.308446271717548" calcext:value-type="float">
            <text:p>0.308446271717548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8:47</text:p>
          </table:table-cell>
          <table:table-cell office:value-type="float" office:value="0.0020272" calcext:value-type="float">
            <text:p>0.0020272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8349" calcext:value-type="float">
            <text:p>0.1878349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40342998504639" calcext:value-type="float">
            <text:p>1.40342998504639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1.50336338579655" calcext:value-type="float">
            <text:p>1.50336338579655</text:p>
          </table:table-cell>
          <table:table-cell office:value-type="float" office:value="0.151869738241658" calcext:value-type="float">
            <text:p>0.151869738241658</text:p>
          </table:table-cell>
          <table:table-cell office:value-type="float" office:value="0.452348673028208" calcext:value-type="float">
            <text:p>0.452348673028208</text:p>
          </table:table-cell>
          <table:table-cell office:value-type="float" office:value="0.276654876768589" calcext:value-type="float">
            <text:p>0.276654876768589</text:p>
          </table:table-cell>
          <table:table-cell office:value-type="float" office:value="0.0270845997147262" calcext:value-type="float">
            <text:p>0.0270845997147262</text:p>
          </table:table-cell>
          <table:table-cell office:value-type="float" office:value="0.249570277053863" calcext:value-type="float">
            <text:p>0.24957027705386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8:59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65528" calcext:value-type="float">
            <text:p>0.1865528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0.972930014133453" calcext:value-type="float">
            <text:p>0.972930014133453</text:p>
          </table:table-cell>
          <table:table-cell office:value-type="float" office:value="-0.101163402199745" calcext:value-type="float">
            <text:p>-0.101163402199745</text:p>
          </table:table-cell>
          <table:table-cell office:value-type="float" office:value="1.0740934163332" calcext:value-type="float">
            <text:p>1.0740934163332</text:p>
          </table:table-cell>
          <table:table-cell office:value-type="float" office:value="0.106769739859737" calcext:value-type="float">
            <text:p>0.106769739859737</text:p>
          </table:table-cell>
          <table:table-cell office:value-type="float" office:value="0.320351267986146" calcext:value-type="float">
            <text:p>0.320351267986146</text:p>
          </table:table-cell>
          <table:table-cell office:value-type="float" office:value="0.190718883275986" calcext:value-type="float">
            <text:p>0.190718883275986</text:p>
          </table:table-cell>
          <table:table-cell office:value-type="float" office:value="0.0228205964434892" calcext:value-type="float">
            <text:p>0.0228205964434892</text:p>
          </table:table-cell>
          <table:table-cell office:value-type="float" office:value="0.167898286832497" calcext:value-type="float">
            <text:p>0.167898286832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5:02.975572663</dc:date>
    <meta:editing-duration>PT11S</meta:editing-duration>
    <meta:editing-cycles>1</meta:editing-cycles>
    <meta:document-statistic meta:table-count="1" meta:cell-count="396" meta:object-count="0"/>
  </office:meta>
</office:document-meta>
</file>